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746cm" style:rel-column-width="990*"/>
    </style:style>
    <style:style style:name="Tableau1.B" style:family="table-column">
      <style:table-column-properties style:column-width="1.905cm" style:rel-column-width="1080*"/>
    </style:style>
    <style:style style:name="Tableau1.C" style:family="table-column">
      <style:table-column-properties style:column-width="2.805cm" style:rel-column-width="1590*"/>
    </style:style>
    <style:style style:name="Tableau1.D" style:family="table-column">
      <style:table-column-properties style:column-width="10.543cm" style:rel-column-width="5977*"/>
    </style:style>
    <style:style style:name="Tableau1.A1" style:family="table-cell">
      <style:table-cell-properties fo:padding="0.097cm" fo:border-left="0.002cm solid #000000" fo:border-right="none" fo:border-top="0.002cm solid #000000" fo:border-bottom="none"/>
    </style:style>
    <style:style style:name="Tableau1.D1" style:family="table-cell">
      <style:table-cell-properties fo:padding="0.097cm" fo:border-left="0.002cm solid #000000" fo:border-right="0.002cm solid #000000" fo:border-top="0.002cm solid #000000" fo:border-bottom="none"/>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list-style-name="L2"/>
    <style:style style:name="P3" style:family="paragraph" style:parent-style-name="Standard" style:list-style-name="L4"/>
    <style:style style:name="P4" style:family="paragraph" style:parent-style-name="Standard" style:list-style-name="L5"/>
    <style:style style:name="P5" style:family="paragraph" style:parent-style-name="Table_20_Contents">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6cm" fo:text-indent="-0.635cm" fo:margin-left="7.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1cm" fo:text-indent="-0.635cm" fo:margin-left="7.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6cm" fo:text-indent="-0.635cm" fo:margin-left="8.3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 d'installation de Marmotte</text:p>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Description</text:p>
          </table:table-cell>
        </table:table-row>
        <table:table-row>
          <table:table-cell table:style-name="Tableau1.A2" office:value-type="string">
            <text:p text:style-name="Table_20_Contents">V1</text:p>
          </table:table-cell>
          <table:table-cell table:style-name="Tableau1.B2" office:value-type="date" office:date-value="2013-09-20">
            <text:p text:style-name="Table_20_Contents">20/09/13</text:p>
          </table:table-cell>
          <table:table-cell table:style-name="Tableau1.A2" office:value-type="string">
            <text:p text:style-name="Table_20_Contents">Hugo Gimbert</text:p>
          </table:table-cell>
          <table:table-cell table:style-name="Tableau1.D2" office:value-type="string">
            <text:p text:style-name="Table_20_Contents">Version initiale</text:p>
          </table:table-cell>
        </table:table-row>
      </table:table>
      <text:p text:style-name="Standard"/>
      <text:h text:style-name="Heading_20_2" text:outline-level="2">Préambule</text:h>
      <text:p text:style-name="Standard">Le logiciel Marmotte a pour but de faciliter la vie des sections du comité national en général et de leurs secrétaires scientifiques en particulier. Ce site web permet de gérer tout le cycle de vie des rapports, depuis l'attribution des rapporteurs jusqu'à la génration des pdfs intégralement en ligne. <text:s text:c="63"/></text:p>
      <text:p text:style-name="Standard"><text:s text:c="85"/></text:p>
      <text:p text:style-name="Standard">Le logiciel Marmotte a été créé par Hugo Gimbert et Yann Ponty et est mis à disposition des sections du comité national selon les termes de la licence</text:p>
      <text:p text:style-name="Standard">Creative Commons Attribution <text:s/>"Pas d’Utilisation Commerciale - Partage dans les Mêmes Conditions 3.0 France." </text:p>
      <text:p text:style-name="Standard"/>
      <text:h text:style-name="Heading_20_2" text:outline-level="2">Démarrage en trois étapes.</text:h>
      <text:h text:style-name="Heading_20_3" text:outline-level="3">1. Déploiement (par le webmaster)</text:h>
      <text:list xml:id="list6817260785623491405" text:style-name="L2">
        <text:list-item>
          <text:p text:style-name="P2">cloner le dépôt <text:a xlink:type="simple" xlink:href="https://github.com/Numero7/Marmotte.git">https://github.com/Numero7/Marmotte.git</text:a></text:p>
        </text:list-item>
        <text:list-item>
          <text:p text:style-name="P2">donner les droits d'écriture au service web dans les sous-dossiers csv, config, uploads, reports</text:p>
        </text:list-item>
        <text:list-item>
          <text:p text:style-name="P2">créer un fichier vierge nommé .htpasswd à la racine du site avec droits d'écriture pour le service web</text:p>
        </text:list-item>
        <text:list-item>
          <text:p text:style-name="P2">éditer le fichier "config/configDB.inc.exemple.php", y renseigner les bonnes valeurs permettant de se connecter à la base de données et sauver ce fichier sous le nom "config/configDB.inc.php"</text:p>
        </text:list-item>
        <text:list-item>
          <text:p text:style-name="P2">initialiser la base de données à l'aide du script marmotte.sql</text:p>
        </text:list-item>
      </text:list>
      <text:h text:style-name="Heading_20_3" text:outline-level="3">2. Première connexion (par le webmaster)</text:h>
      <text:list xml:id="list5935314772949935595" text:style-name="L4">
        <text:list-item>
          <text:p text:style-name="P3">se connecter au site avec le login 'admin' et le mot de passe 'password'</text:p>
        </text:list-item>
        <text:list-item>
          <text:p text:style-name="P3">changer le mot de passe admin (menu admin/utilisateurs)</text:p>
        </text:list-item>
        <text:list-item>
          <text:p text:style-name="P3">créer un compte avec les logins et mot de passe choisi par le secrétaire (menu admin/utilisateurs/crétaion nouveau rapporteur)</text:p>
        </text:list-item>
        <text:list-item>
          <text:p text:style-name="P3">donner au nouveau compte les privilèges de secrétaire (menu admin/utilisateurs/statut des membres) </text:p>
        </text:list-item>
      </text:list>
      <text:h text:style-name="Heading_20_3" text:outline-level="3">3. Configuration initiale (par le secrétaire scientifique)</text:h>
      <text:list xml:id="list1380046255528805724" text:style-name="L5">
        <text:list-item>
          <text:p text:style-name="P4">se connecter au site et cliquer sur Admin</text:p>
        </text:list-item>
        <text:list-item>
          <text:p text:style-name="P4">utiliser le menu "utilisateurs/création nouveau rapporteur" pour ajouter à la base les membres de la section</text:p>
        </text:list-item>
        <text:list-item>
          <text:p text:style-name="P4">donner au président les privilèges de président et au membres du bureau les privilèges de membres du bureau (menu admin/utilisateurs/statut des membres) </text:p>
        </text:list-item>
        <text:list-item>
          <text:p text:style-name="P4">configurer les infos propores à la section (menu admin/configur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34S</meta:editing-duration>
    <meta:editing-cycles>5</meta:editing-cycles>
    <meta:generator>OpenOffice.org/3.4.1$Win32 OpenOffice.org_project/341m1$Build-9593</meta:generator>
    <dc:date>2013-09-20T13:42:49.72</dc:date>
    <dc:creator>Hugo </dc:creator>
    <meta:document-statistic meta:table-count="1" meta:image-count="0" meta:object-count="0" meta:page-count="1" meta:paragraph-count="31" meta:word-count="320" meta:character-count="2225"/>
    <meta:user-defined meta:name="Info 1"/>
    <meta:user-defined meta:name="Info 2"/>
    <meta:user-defined meta:name="Info 3"/>
    <meta:user-defined meta:name="Info 4"/>
  </office:meta>
</office:document-meta>
</file>